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F1115B488B73E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6.78mm"/>
    </style:style>
    <style:style style:name="co6" style:family="table-column">
      <style:table-column-properties fo:break-before="auto" style:column-width="7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4.3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13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47.91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cccccc" fo:border="0.06pt solid #000000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ext-properties style:font-name="Liberation Sans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office:forms form:automatic-focus="false" form:apply-design-mode="false"/>
        <table:shapes>
          <draw:frame draw:z-index="0" draw:name="https://www.coronameasures.ch/static/admin/img/icon-yes.d2f9f035226a.svg" draw:style-name="gr1" draw:text-style-name="P1" svg:width="3.69mm" svg:height="3.69mm" svg:x="88.1mm" svg:y="325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65.52mm" svg:y="320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88.1mm" svg:y="334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88.1mm" svg:y="329.6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88.1mm" svg:y="338.6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88.1mm" svg:y="343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88.1mm" svg:y="347.6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88.1mm" svg:y="352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88.1mm" svg:y="356.7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88.1mm" svg:y="361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88.1mm" svg:y="365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88.1mm" svg:y="370.2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88.1mm" svg:y="374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88.1mm" svg:y="379.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88.1mm" svg:y="383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88.1mm" svg:y="388.3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88.1mm" svg:y="392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88.1mm" svg:y="397.3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88.1mm" svg:y="401.8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88.1mm" svg:y="406.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88.1mm" svg:y="410.9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88.1mm" svg:y="415.4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office:value-type="string" calcext:value-type="string">
            <text:p>Count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al gov. Link for Corona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Partial </text:p>
            <text:p>(y = partial)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ourc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imary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7"/>
          <table:table-cell/>
          <table:table-cell table:style-name="ce6" office:value-type="string" calcext:value-type="string">
            <text:p>1st to 9th gra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condary/Vocational/High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Universitie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ace cover/mask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Gatherings large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gt;=5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medium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500 and &gt; 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small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=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ock In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ck in, Approval need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.&lt;br /&gt; Paper/Digital pass needed when leaving the hou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n-essential shop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All shops except Pharmacies, Food. <text:s/>Document other exception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aurant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7">
          <table:table-cell office:value-type="string" calcext:value-type="string">
            <text:p>Border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Partial: in general border open but with restrictions (certain nationalities not allowed to enter, border to certain neighbours closed)</text:p>
            <text:p>Full: Full closure with exception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Quarantine after return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People have to go into quarantine when entering the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national flight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International train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citie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national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Bars/Pub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Clubs/concert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Hotel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8">
          <table:table-cell office:value-type="string" calcext:value-type="string">
            <text:p>Museums/Libraries/Zoo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And similar public institutions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sure Types" table:style-name="ta1">
        <table:shapes>
          <draw:frame draw:z-index="0" draw:name="https://www.coronameasures.ch/static/admin/img/icon-yes.d2f9f035226a.svg" draw:style-name="gr1" draw:text-style-name="P1" svg:width="3.69mm" svg:height="3.69mm" svg:x="45.15mm" svg:y="0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67.73mm" svg:y="4.5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67.73mm" svg:y="9.0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67.73mm" svg:y="13.5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67.73mm" svg:y="18.0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67.73mm" svg:y="22.5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67.73mm" svg:y="27.0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67.73mm" svg:y="31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67.73mm" svg:y="36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67.73mm" svg:y="40.6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67.73mm" svg:y="45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67.73mm" svg:y="49.6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67.73mm" svg:y="54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67.73mm" svg:y="58.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67.73mm" svg:y="63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67.73mm" svg:y="67.7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67.73mm" svg:y="72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67.73mm" svg:y="76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67.73mm" svg:y="81.2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67.73mm" svg:y="85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67.73mm" svg:y="90.3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67.73mm" svg:y="94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2" draw:name="https://www.coronameasures.ch/static/admin/img/icon-yes.d2f9f035226a.svg" draw:style-name="gr1" draw:text-style-name="P1" svg:width="3.69mm" svg:height="3.69mm" svg:x="67.73mm" svg:y="99.3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3" draw:name="https://www.coronameasures.ch/static/admin/img/icon-yes.d2f9f035226a.svg" draw:style-name="gr1" draw:text-style-name="P1" svg:width="3.69mm" svg:height="3.69mm" svg:x="67.73mm" svg:y="103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4" draw:name="https://www.coronameasures.ch/static/admin/img/icon-yes.d2f9f035226a.svg" draw:style-name="gr1" draw:text-style-name="P1" svg:width="3.69mm" svg:height="3.69mm" svg:x="67.73mm" svg:y="108.3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8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8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8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9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8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10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11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12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22:40:22.9651331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01T22:42:53.606619053</dc:date>
    <meta:editing-duration>PT13M57S</meta:editing-duration>
    <meta:editing-cycles>6</meta:editing-cycles>
    <meta:generator>LibreOffice/6.0.7.3$Linux_X86_64 LibreOffice_project/00m0$Build-3</meta:generator>
    <meta:document-statistic meta:table-count="2" meta:cell-count="125" meta:object-count="47"/>
  </office:meta>
</office:document-meta>
</file>